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45d360" officeooo:paragraph-rsid="002dda6f"/>
    </style:style>
    <style:style style:name="P2" style:family="paragraph" style:parent-style-name="Standard">
      <style:text-properties style:font-name="Linux Libertine O" officeooo:rsid="0047345e" officeooo:paragraph-rsid="0047345e"/>
    </style:style>
    <style:style style:name="P3" style:family="paragraph" style:parent-style-name="Standard">
      <style:text-properties style:font-name="Linux Libertine O" officeooo:rsid="00365ccf" officeooo:paragraph-rsid="002dda6f"/>
    </style:style>
    <style:style style:name="P4" style:family="paragraph" style:parent-style-name="Standard">
      <style:text-properties style:font-name="Linux Libertine O" officeooo:rsid="0035cc64" officeooo:paragraph-rsid="0047345e"/>
    </style:style>
    <style:style style:name="P5" style:family="paragraph" style:parent-style-name="Heading">
      <style:text-properties officeooo:paragraph-rsid="003fff47"/>
    </style:style>
    <style:style style:name="P6" style:family="paragraph" style:parent-style-name="Standard">
      <style:text-properties fo:color="#3465a4" loext:opacity="100%" style:font-name="Linux Libertine O" fo:font-size="14pt" fo:font-weight="bold" officeooo:rsid="0045d360" officeooo:paragraph-rsid="0045d360" style:font-name-asian="Noto Sans CJK SC Regular" style:font-size-asian="14pt" style:font-weight-asian="bold" style:font-name-complex="FreeSans1" style:font-size-complex="14pt" style:font-weight-complex="bold"/>
    </style:style>
    <style:style style:name="P7" style:family="paragraph" style:parent-style-name="Standard">
      <style:text-properties officeooo:rsid="0035cc64" officeooo:paragraph-rsid="0035cc64"/>
    </style:style>
    <style:style style:name="P8" style:family="paragraph" style:parent-style-name="Heading_20_1">
      <style:text-properties fo:color="#004586" loext:opacity="100%" style:font-name="Linux Libertine O" fo:font-size="18.2000007629395pt" fo:font-weight="bold" officeooo:rsid="006289f0" officeooo:paragraph-rsid="006289f0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P9" style:family="paragraph" style:parent-style-name="Standard">
      <style:text-properties style:font-name="Linux Libertine O" officeooo:rsid="0050ef33" officeooo:paragraph-rsid="0062b146"/>
    </style:style>
    <style:style style:name="P10" style:family="paragraph" style:parent-style-name="Standard">
      <style:text-properties style:font-name="Linux Libertine O" officeooo:rsid="0062b146" officeooo:paragraph-rsid="0062b146"/>
    </style:style>
    <style:style style:name="P11" style:family="paragraph" style:parent-style-name="Standard">
      <style:text-properties style:font-name="Linux Libertine O" officeooo:rsid="00529306" officeooo:paragraph-rsid="0050ef33"/>
    </style:style>
    <style:style style:name="P12" style:family="paragraph" style:parent-style-name="Standard">
      <style:text-properties style:font-name="Linux Libertine O" officeooo:rsid="004de27c" officeooo:paragraph-rsid="0050ef33"/>
    </style:style>
    <style:style style:name="P13" style:family="paragraph" style:parent-style-name="Standard">
      <style:text-properties style:font-name="Linux Libertine O" officeooo:rsid="004de27c" officeooo:paragraph-rsid="0062e25f"/>
    </style:style>
    <style:style style:name="P14" style:family="paragraph" style:parent-style-name="Standard">
      <style:text-properties style:font-name="Linux Libertine O" officeooo:rsid="00365ccf" officeooo:paragraph-rsid="002dda6f"/>
    </style:style>
    <style:style style:name="P15" style:family="paragraph" style:parent-style-name="Standard">
      <style:text-properties officeooo:rsid="0035cc64" officeooo:paragraph-rsid="0035cc64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45d360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47345e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fo:color="#3465a4" loext:opacity="100%" style:font-name="Linux Libertine O" fo:font-size="14pt" fo:font-weight="bold" officeooo:rsid="0062b146" style:font-name-asian="Noto Sans CJK SC Regular" style:font-size-asian="14pt" style:font-weight-asian="bold" style:font-name-complex="FreeSans1" style:font-size-complex="14pt" style:font-weight-complex="bold"/>
    </style:style>
    <style:style style:name="T5" style:family="text">
      <style:text-properties style:font-name="Linux Libertine O" officeooo:rsid="0050ef33"/>
    </style:style>
    <style:style style:name="T6" style:family="text">
      <style:text-properties style:font-name="Linux Libertine O" officeooo:rsid="006289f0"/>
    </style:style>
    <style:style style:name="T7" style:family="text">
      <style:text-properties officeooo:rsid="0062b146"/>
    </style:style>
    <style:style style:name="T8" style:family="text">
      <style:text-properties officeooo:rsid="0062e25f"/>
    </style:style>
    <style:style style:name="T9" style:family="text">
      <style:text-properties officeooo:rsid="006499c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Granola bars (makes about 1<text:span text:style-name="T9">0</text:span> slices; <text:span text:style-name="T7">40 minutes</text:span>)</text:h>
      <text:p text:style-name="P7"><text:span text:style-name="T5">You can substitute in </text:span><text:span text:style-name="T6">different nuts, seeds, and dried fruit as you prefer.</text:span></text:p>
      <text:p text:style-name="P7"><text:span text:style-name="T6"/></text:p>
      <text:p text:style-name="P6"/>
      <text:p text:style-name="P5"><text:span text:style-name="T1">For </text:span><text:span text:style-name="T2">the </text:span><text:span text:style-name="T4">stuffing</text:span></text:p>
      <text:p text:style-name="P1"/>
      <text:p text:style-name="P10">150g oats</text:p>
      <text:p text:style-name="P10">10-12g chia in ~30ml water</text:p>
      <text:p text:style-name="P10">20g linseeds</text:p>
      <text:p text:style-name="P10">55g pumpkin seeds</text:p>
      <text:p text:style-name="P10">45g sunflower seeds</text:p>
      <text:p text:style-name="P10">35g cranberries</text:p>
      <text:p text:style-name="P10"/>
      <text:p text:style-name="P12"/>
      <text:p text:style-name="P13">Soak the chia seeds in the water in a small bowl.</text:p>
      <text:p text:style-name="P13"><text:span text:style-name="T7">Measure out and m</text:span>ix together the dry ingredients, <text:span text:style-name="T7">then give the chia seeds a stir to make sure they are evenly wetted.</text:span></text:p>
      <text:p text:style-name="P3"/>
      <text:p text:style-name="P3"/>
      <text:p text:style-name="P3"/>
      <text:p text:style-name="P5"><text:span text:style-name="T1">For </text:span><text:span text:style-name="T3">the </text:span><text:span text:style-name="T4">mixing</text:span></text:p>
      <text:p text:style-name="P4"/>
      <text:p text:style-name="P9"><text:span text:style-name="T7">50</text:span>g <text:span text:style-name="T7">proper </text:span>butter</text:p>
      <text:p text:style-name="P10">25g spread</text:p>
      <text:p text:style-name="P9"><text:span text:style-name="T7">90</text:span>g golden syrup</text:p>
      <text:p text:style-name="P2"/>
      <text:p text:style-name="P2"/>
      <text:p text:style-name="P11"/>
      <text:p text:style-name="P11">Line a <text:span text:style-name="T8">small</text:span> <text:span text:style-name="T8">baking </text:span>tin with paper <text:span text:style-name="T8">and preheat the oven to 180C.</text:span></text:p>
      <text:p text:style-name="P11">Melt <text:span text:style-name="T8">the butter, spread, and syrup in a pan on low heat and stir in the chia seeds, pressing with the spoon to unclump them.</text:span></text:p>
      <text:p text:style-name="P11"/>
      <text:p text:style-name="P11"><text:span text:style-name="T8">Once everything is fully melted and the seeds are fairly well mixed in, a</text:span>dd all the dry ingredients, mix well, <text:span text:style-name="T8">then pour into the tin and press the mixture down firmly.</text:span></text:p>
      <text:p text:style-name="P11"/>
      <text:p text:style-name="P11"><text:span text:style-name="T8">Bake for </text:span>25 min, <text:span text:style-name="T8">then cool thoroughly before slicing it up. Keep it in an airtight container (in the fridge if longer than a few days). Any crumbs are good in yoghurt :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7-02T22:49:01.753270025</dc:date>
    <meta:editing-duration>PT3H53M10S</meta:editing-duration>
    <meta:editing-cycles>66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187" meta:character-count="986" meta:non-whitespace-character-count="818"/>
  </office:meta>
</office:document-meta>
</file>